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9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18:RESULTS.A19 RESULTS.B18:RESULTS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18:RESULTS.A19 RESULTS.C18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1"/>
        <table:table-column table:style-name="co19" table:default-cell-style-name="ce31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21" table:number-rows-spanned="1">
            <text:p>Relative improvement over the best result of heuristics averaged over 22 instance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7910.39621021501" calcext:value-type="float">
            <text:p>7910.39621021501</text:p>
          </table:table-cell>
          <table:table-cell table:style-name="ce19" table:number-columns-repeated="2"/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office:value-type="float" office:value="122527.859093309" calcext:value-type="float">
            <text:p>122527.859093309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5.185957401641" calcext:value-type="float">
            <text:p>665.185957401641</text:p>
          </table:table-cell>
          <table:table-cell office:value-type="float" office:value="7155" calcext:value-type="float">
            <text:p>7155</text:p>
          </table:table-cell>
          <table:table-cell office:value-type="float" office:value="71496.4462589178" calcext:value-type="float">
            <text:p>71496.4462589178</text:p>
          </table:table-cell>
          <table:table-cell office:value-type="float" office:value="21630.3357524438" calcext:value-type="float">
            <text:p>21630.3357524438</text:p>
          </table:table-cell>
          <table:table-cell table:style-name="Default" office:value-type="float" office:value="27299.2361758235" calcext:value-type="float">
            <text:p>27299.2361758235</text:p>
          </table:table-cell>
          <table:table-cell office:value-type="float" office:value="22690.9705308375" calcext:value-type="float">
            <text:p>22690.9705308375</text:p>
          </table:table-cell>
          <table:table-cell office:value-type="float" office:value="26702.6255271639" calcext:value-type="float">
            <text:p>26702.6255271639</text:p>
          </table:table-cell>
          <table:table-cell table:style-name="ce23" office:value-type="float" office:value="20926.3524874931" calcext:value-type="float">
            <text:p>20926.3524874931</text:p>
          </table:table-cell>
          <table:table-cell office:value-type="float" office:value="21684.3979839534" calcext:value-type="float">
            <text:p>21684.3979839534</text:p>
          </table:table-cell>
          <table:table-cell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office:value-type="float" office:value="45072.168108085" calcext:value-type="float">
            <text:p>45072.168108085</text:p>
          </table:table-cell>
          <table:table-cell office:value-type="float" office:value="59936.5348678197" calcext:value-type="float">
            <text:p>59936.5348678197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334.5004365251" calcext:value-type="float">
            <text:p>59334.5004365251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office:value-type="float" office:value="21683" calcext:value-type="float">
            <text:p>21683</text:p>
          </table:table-cell>
          <table:table-cell office:value-type="float" office:value="44426.5104279153" calcext:value-type="float">
            <text:p>44426.5104279153</text:p>
          </table:table-cell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2"/>
          <table:table-cell table:style-name="ce131" table:number-columns-repeated="30"/>
          <table:table-cell table:number-columns-repeated="6"/>
        </table:table-row>
        <table:table-row table:style-name="ro6">
          <table:table-cell table:style-name="ce4" table:number-columns-repeated="3"/>
          <table:table-cell table:style-name="ce18" office:value-type="string" calcext:value-type="string" table:number-columns-spanned="21" table:number-rows-spanned="1">
            <text:p>Absolute values</text:p>
          </table:table-cell>
          <table:covered-table-cell table:style-name="ce4"/>
          <table:covered-table-cell table:style-name="ce24"/>
          <table:covered-table-cell table:number-columns-repeated="5" table:style-name="ce4"/>
          <table:covered-table-cell table:style-name="ce24"/>
          <table:covered-table-cell table:number-columns-repeated="2" table:style-name="ce4"/>
          <table:covered-table-cell table:style-name="ce24"/>
          <table:covered-table-cell table:number-columns-repeated="7" table:style-name="ce4"/>
          <table:covered-table-cell table:number-columns-repeated="2" table:style-name="ce24"/>
          <table:table-cell table:style-name="ce61" table:number-columns-repeated="39"/>
        </table:table-row>
        <table:table-row table:style-name="ro5">
          <table:table-cell table:style-name="ce5" office:value-type="string" calcext:value-type="string">
            <text:p>size = 3, m = 10%</text:p>
          </table:table-cell>
          <table:table-cell table:style-name="ce10" table:number-columns-repeated="2"/>
          <table:table-cell office:value-type="float" office:value="119673.183499884" calcext:value-type="float">
            <text:p>119673.183499884</text:p>
          </table:table-cell>
          <table:table-cell office:value-type="float" office:value="6421.98508644298" calcext:value-type="float">
            <text:p>6421.98508644298</text:p>
          </table:table-cell>
          <table:table-cell table:style-name="Default" office:value-type="float" office:value="6752.66326701741" calcext:value-type="float">
            <text:p>6752.66326701741</text:p>
          </table:table-cell>
          <table:table-cell office:value-type="float" office:value="16266.3068695677" calcext:value-type="float">
            <text:p>16266.3068695677</text:p>
          </table:table-cell>
          <table:table-cell office:value-type="float" office:value="675.449293793308" calcext:value-type="float">
            <text:p>675.449293793308</text:p>
          </table:table-cell>
          <table:table-cell office:value-type="float" office:value="7528.33333333333" calcext:value-type="float">
            <text:p>7528.33333333333</text:p>
          </table:table-cell>
          <table:table-cell office:value-type="float" office:value="73638.3444514702" calcext:value-type="float">
            <text:p>73638.3444514702</text:p>
          </table:table-cell>
          <table:table-cell office:value-type="float" office:value="21832.9535025313" calcext:value-type="float">
            <text:p>21832.9535025313</text:p>
          </table:table-cell>
          <table:table-cell table:style-name="Default" office:value-type="float" office:value="28640.5317353837" calcext:value-type="float">
            <text:p>28640.5317353837</text:p>
          </table:table-cell>
          <table:table-cell office:value-type="float" office:value="22433.7023116496" calcext:value-type="float">
            <text:p>22433.7023116496</text:p>
          </table:table-cell>
          <table:table-cell office:value-type="float" office:value="28736.6702908025" calcext:value-type="float">
            <text:p>28736.6702908025</text:p>
          </table:table-cell>
          <table:table-cell table:style-name="Default" office:value-type="float" office:value="21229.0397030643" calcext:value-type="float">
            <text:p>21229.0397030643</text:p>
          </table:table-cell>
          <table:table-cell office:value-type="float" office:value="21996.8795050902" calcext:value-type="float">
            <text:p>21996.8795050902</text:p>
          </table:table-cell>
          <table:table-cell office:value-type="float" office:value="22831.1146837971" calcext:value-type="float">
            <text:p>22831.1146837971</text:p>
          </table:table-cell>
          <table:table-cell office:value-type="float" office:value="14852.4573208881" calcext:value-type="float">
            <text:p>14852.4573208881</text:p>
          </table:table-cell>
          <table:table-cell office:value-type="float" office:value="45088.1031547042" calcext:value-type="float">
            <text:p>45088.1031547042</text:p>
          </table:table-cell>
          <table:table-cell office:value-type="float" office:value="60678.0540781457" calcext:value-type="float">
            <text:p>60678.0540781457</text:p>
          </table:table-cell>
          <table:table-cell office:value-type="float" office:value="104617.51654378" calcext:value-type="float">
            <text:p>104617.51654378</text:p>
          </table:table-cell>
          <table:table-cell office:value-type="float" office:value="59320.3854672207" calcext:value-type="float">
            <text:p>59320.3854672207</text:p>
          </table:table-cell>
          <table:table-cell table:style-name="Default" office:value-type="float" office:value="76857.4837222262" calcext:value-type="float">
            <text:p>76857.4837222262</text:p>
          </table:table-cell>
          <table:table-cell table:style-name="Default" office:value-type="float" office:value="2435.69410450156" calcext:value-type="float">
            <text:p>2435.69410450156</text:p>
          </table:table-cell>
          <table:table-cell office:value-type="float" office:value="8275.38510593457" calcext:value-type="float">
            <text:p>8275.38510593457</text:p>
          </table:table-cell>
          <table:table-cell office:value-type="float" office:value="21570" calcext:value-type="float">
            <text:p>21570</text:p>
          </table:table-cell>
          <table:table-cell office:value-type="float" office:value="44348.2291662178" calcext:value-type="float">
            <text:p>44348.2291662178</text:p>
          </table:table-cell>
          <table:table-cell table:number-columns-repeated="3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number-columns-repeated="2"/>
          <table:table-cell office:value-type="float" office:value="120947.552156869" calcext:value-type="float">
            <text:p>120947.552156869</text:p>
          </table:table-cell>
          <table:table-cell office:value-type="float" office:value="6420.62192620193" calcext:value-type="float">
            <text:p>6420.62192620193</text:p>
          </table:table-cell>
          <table:table-cell table:style-name="Default" office:value-type="float" office:value="6737.68124068012" calcext:value-type="float">
            <text:p>6737.68124068012</text:p>
          </table:table-cell>
          <table:table-cell office:value-type="float" office:value="16239.6917092891" calcext:value-type="float">
            <text:p>16239.6917092891</text:p>
          </table:table-cell>
          <table:table-cell office:value-type="float" office:value="681.005375597247" calcext:value-type="float">
            <text:p>681.005375597247</text:p>
          </table:table-cell>
          <table:table-cell office:value-type="float" office:value="7299.66666666667" calcext:value-type="float">
            <text:p>7299.66666666667</text:p>
          </table:table-cell>
          <table:table-cell office:value-type="float" office:value="73751.9299175461" calcext:value-type="float">
            <text:p>73751.9299175461</text:p>
          </table:table-cell>
          <table:table-cell office:value-type="float" office:value="22017.6212032046" calcext:value-type="float">
            <text:p>22017.6212032046</text:p>
          </table:table-cell>
          <table:table-cell table:style-name="Default" office:value-type="float" office:value="28688.9552399162" calcext:value-type="float">
            <text:p>28688.9552399162</text:p>
          </table:table-cell>
          <table:table-cell office:value-type="float" office:value="22447.3979647117" calcext:value-type="float">
            <text:p>22447.3979647117</text:p>
          </table:table-cell>
          <table:table-cell office:value-type="float" office:value="27892.6575179223" calcext:value-type="float">
            <text:p>27892.6575179223</text:p>
          </table:table-cell>
          <table:table-cell table:style-name="Default" office:value-type="float" office:value="21342.6620070118" calcext:value-type="float">
            <text:p>21342.6620070118</text:p>
          </table:table-cell>
          <table:table-cell office:value-type="float" office:value="21927.8662217185" calcext:value-type="float">
            <text:p>21927.8662217185</text:p>
          </table:table-cell>
          <table:table-cell office:value-type="float" office:value="22796.8450229695" calcext:value-type="float">
            <text:p>22796.8450229695</text:p>
          </table:table-cell>
          <table:table-cell office:value-type="float" office:value="14725.081073288" calcext:value-type="float">
            <text:p>14725.081073288</text:p>
          </table:table-cell>
          <table:table-cell office:value-type="float" office:value="45536.3104583284" calcext:value-type="float">
            <text:p>45536.3104583284</text:p>
          </table:table-cell>
          <table:table-cell office:value-type="float" office:value="60245.1637068405" calcext:value-type="float">
            <text:p>60245.1637068405</text:p>
          </table:table-cell>
          <table:table-cell office:value-type="float" office:value="105372.693688951" calcext:value-type="float">
            <text:p>105372.693688951</text:p>
          </table:table-cell>
          <table:table-cell office:value-type="float" office:value="58810.7851880506" calcext:value-type="float">
            <text:p>58810.7851880506</text:p>
          </table:table-cell>
          <table:table-cell table:style-name="Default" office:value-type="float" office:value="74913.1187555636" calcext:value-type="float">
            <text:p>74913.1187555636</text:p>
          </table:table-cell>
          <table:table-cell table:style-name="Default" office:value-type="float" office:value="2456.28615654125" calcext:value-type="float">
            <text:p>2456.28615654125</text:p>
          </table:table-cell>
          <table:table-cell office:value-type="float" office:value="8422.96740873937" calcext:value-type="float">
            <text:p>8422.96740873937</text:p>
          </table:table-cell>
          <table:table-cell office:value-type="float" office:value="21592" calcext:value-type="float">
            <text:p>21592</text:p>
          </table:table-cell>
          <table:table-cell office:value-type="float" office:value="44254.0235409328" calcext:value-type="float">
            <text:p>44254.0235409328</text:p>
          </table:table-cell>
          <table:table-cell table:number-columns-repeated="36"/>
        </table:table-row>
        <table:table-row table:style-name="ro6">
          <table:table-cell table:style-name="ce4" table:number-columns-spanned="2" table:number-rows-spanned="1"/>
          <table:covered-table-cell table:style-name="ce10" table:formula="of:=SUM([.D9:.X9])/22" office:value-type="float" office:value="0" calcext:value-type="float">
            <text:p>0</text:p>
          </table:covered-table-cell>
          <table:table-cell table:style-name="ce10"/>
          <table:table-cell table:style-name="ce18" office:value-type="string" calcext:value-type="string" table:number-columns-spanned="21" table:number-rows-spanned="1">
            <text:p>Relative difference of the fitness value in comparison with the best result of heuristic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3, m = 10%</text:p>
          </table:table-cell>
          <table:table-cell table:style-name="ce10" table:formula="of:=SUM([.D10:.X10])/15" office:value-type="float" office:value="-0.0223858705118552" calcext:value-type="float">
            <text:p>-0.022385870511855</text:p>
          </table:table-cell>
          <table:table-cell table:style-name="ce13" table:formula="of:=[.B10]" office:value-type="percentage" office:value="-0.0223858705118552" calcext:value-type="percentage">
            <text:p>-2.24%</text:p>
          </table:table-cell>
          <table:table-cell table:style-name="ce112" table:formula="of:=([.D4]-[.D7])/[.D4]" office:value-type="float" office:value="0.0232981757336595" calcext:value-type="float">
            <text:p>0.02329817573366</text:p>
          </table:table-cell>
          <table:table-cell table:style-name="ce112" table:formula="of:=([.E4]-[.E7])/[.E4]" office:value-type="float" office:value="-0.0209255666153392" calcext:value-type="float">
            <text:p>-0.020925566615339</text:p>
          </table:table-cell>
          <table:table-cell table:style-name="ce112" table:formula="of:=([.F4]-[.F7])/[.F4]" office:value-type="float" office:value="0.0001009609111006" calcext:value-type="float">
            <text:p>0.000100960911101</text:p>
          </table:table-cell>
          <table:table-cell table:style-name="ce112" table:formula="of:=([.G4]-[.G7])/[.G4]" office:value-type="float" office:value="-0.0113056688996182" calcext:value-type="float">
            <text:p>-0.011305668899618</text:p>
          </table:table-cell>
          <table:table-cell table:style-name="ce112" table:formula="of:=([.H4]-[.H7])/[.H4]" office:value-type="float" office:value="-0.0154292739909272" calcext:value-type="float">
            <text:p>-0.015429273990927</text:p>
          </table:table-cell>
          <table:table-cell table:style-name="ce112" table:formula="of:=([.I4]-[.I7])/[.I4]" office:value-type="float" office:value="-0.0521779641276496" calcext:value-type="float">
            <text:p>-0.05217796412765</text:p>
          </table:table-cell>
          <table:table-cell table:style-name="ce112" table:formula="of:=([.J4]-[.J7])/[.J4]" office:value-type="float" office:value="-0.0299581070756406" calcext:value-type="float">
            <text:p>-0.029958107075641</text:p>
          </table:table-cell>
          <table:table-cell table:style-name="ce112" table:formula="of:=([.K4]-[.K7])/[.K4]" office:value-type="float" office:value="-0.00936729565395737" calcext:value-type="float">
            <text:p>-0.009367295653957</text:p>
          </table:table-cell>
          <table:table-cell table:style-name="ce112" table:formula="of:=([.L4]-[.L7])/[.L4]" office:value-type="float" office:value="-0.0491330801683042" calcext:value-type="float">
            <text:p>-0.049133080168304</text:p>
          </table:table-cell>
          <table:table-cell table:style-name="ce112" table:formula="of:=([.M4]-[.M7])/[.M4]" office:value-type="float" office:value="0.0113379116524891" calcext:value-type="float">
            <text:p>0.011337911652489</text:p>
          </table:table-cell>
          <table:table-cell table:style-name="ce112" table:formula="of:=([.N4]-[.N7])/[.N4]" office:value-type="float" office:value="-0.0761739613046445" calcext:value-type="float">
            <text:p>-0.076173961304645</text:p>
          </table:table-cell>
          <table:table-cell table:style-name="ce112" table:formula="of:=([.O4]-[.O7])/[.O4]" office:value-type="float" office:value="-0.0144644039496192" calcext:value-type="float">
            <text:p>-0.014464403949619</text:p>
          </table:table-cell>
          <table:table-cell table:style-name="ce112" table:formula="of:=([.P4]-[.P7])/[.P4]" office:value-type="float" office:value="-0.0144104310097989" calcext:value-type="float">
            <text:p>-0.014410431009799</text:p>
          </table:table-cell>
          <table:table-cell table:style-name="ce112" table:formula="of:=([.Q4]-[.Q7])/[.Q4]" office:value-type="float" office:value="-0.014737392148407" calcext:value-type="float">
            <text:p>-0.014737392148407</text:p>
          </table:table-cell>
          <table:table-cell table:style-name="ce112" table:formula="of:=([.R4]-[.R7])/[.R4]" office:value-type="float" office:value="-0.0154538850577273" calcext:value-type="float">
            <text:p>-0.015453885057727</text:p>
          </table:table-cell>
          <table:table-cell table:style-name="ce112" table:formula="of:=([.S4]-[.S7])/[.S4]" office:value-type="float" office:value="-0.000353545154095311" calcext:value-type="float">
            <text:p>-0.000353545154095</text:p>
          </table:table-cell>
          <table:table-cell table:style-name="ce112" table:formula="of:=([.T4]-[.T7])/[.T4]" office:value-type="float" office:value="-0.0123717397403993" calcext:value-type="float">
            <text:p>-0.012371739740399</text:p>
          </table:table-cell>
          <table:table-cell table:style-name="ce112" table:formula="of:=([.U4]-[.U7])/[.U4]" office:value-type="float" office:value="-0.0274694755621619" calcext:value-type="float">
            <text:p>-0.027469475562162</text:p>
          </table:table-cell>
          <table:table-cell table:style-name="ce112" table:formula="of:=([.V4]-[.V7])/[.V4]" office:value-type="float" office:value="0.000237888061760333" calcext:value-type="float">
            <text:p>0.00023788806176</text:p>
          </table:table-cell>
          <table:table-cell table:style-name="ce112" table:formula="of:=([.W4]-[.W7])/[.W4]" office:value-type="float" office:value="-0.0408558043716334" calcext:value-type="float">
            <text:p>-0.040855804371633</text:p>
          </table:table-cell>
          <table:table-cell table:style-name="ce112" table:formula="of:=([.X4]-[.X7])/[.X4]" office:value-type="float" office:value="0.0338246007930851" calcext:value-type="float">
            <text:p>0.033824600793085</text:p>
          </table:table-cell>
          <table:table-cell table:style-name="ce112" table:formula="of:=([.Y4]-[.Y7])/[.Y4]" office:value-type="float" office:value="-0.0196843363792294" calcext:value-type="float">
            <text:p>-0.019684336379229</text:p>
          </table:table-cell>
          <table:table-cell table:style-name="ce112" table:formula="of:=([.Z4]-[.Z7])/[.Z4]" office:value-type="float" office:value="0.00521145597933865" calcext:value-type="float">
            <text:p>0.005211455979339</text:p>
          </table:table-cell>
          <table:table-cell table:style-name="ce112" table:formula="of:=([.AA4]-[.AA7])/[.AA4]" office:value-type="float" office:value="0.00176203939817581" calcext:value-type="float">
            <text:p>0.001762039398176</text:p>
          </table:table-cell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formula="of:=SUM([.D11:.X11])/15" office:value-type="float" office:value="-0.01831931203184" calcext:value-type="float">
            <text:p>-0.01831931203184</text:p>
          </table:table-cell>
          <table:table-cell table:style-name="ce13" table:formula="of:=[.B11]" office:value-type="percentage" office:value="-0.01831931203184" calcext:value-type="percentage">
            <text:p>-1.83%</text:p>
          </table:table-cell>
          <table:table-cell table:style-name="ce112" table:formula="of:=([.D4]-[.D8])/[.D4]" office:value-type="float" office:value="0.0128975316155391" calcext:value-type="float">
            <text:p>0.012897531615539</text:p>
          </table:table-cell>
          <table:table-cell table:style-name="ce112" table:formula="of:=([.E4]-[.E8])/[.E4]" office:value-type="float" office:value="-0.0207088602351865" calcext:value-type="float">
            <text:p>-0.020708860235187</text:p>
          </table:table-cell>
          <table:table-cell table:style-name="ce112" table:formula="of:=([.F4]-[.F8])/[.F4]" office:value-type="float" office:value="0.00231942096839814" calcext:value-type="float">
            <text:p>0.002319420968398</text:p>
          </table:table-cell>
          <table:table-cell table:style-name="ce112" table:formula="of:=([.G4]-[.G8])/[.G4]" office:value-type="float" office:value="-0.00965095632815138" calcext:value-type="float">
            <text:p>-0.009650956328151</text:p>
          </table:table-cell>
          <table:table-cell table:style-name="ce112" table:formula="of:=([.H4]-[.H8])/[.H4]" office:value-type="float" office:value="-0.0237819485206812" calcext:value-type="float">
            <text:p>-0.023781948520681</text:p>
          </table:table-cell>
          <table:table-cell table:style-name="ce112" table:formula="of:=([.I4]-[.I8])/[.I4]" office:value-type="float" office:value="-0.0202189610994643" calcext:value-type="float">
            <text:p>-0.020218961099464</text:p>
          </table:table-cell>
          <table:table-cell table:style-name="ce112" table:formula="of:=([.J4]-[.J8])/[.J4]" office:value-type="float" office:value="-0.0315467939547685" calcext:value-type="float">
            <text:p>-0.031546793954769</text:p>
          </table:table-cell>
          <table:table-cell table:style-name="ce112" table:formula="of:=([.K4]-[.K8])/[.K4]" office:value-type="float" office:value="-0.0179047359778991" calcext:value-type="float">
            <text:p>-0.017904735977899</text:p>
          </table:table-cell>
          <table:table-cell table:style-name="ce112" table:formula="of:=([.L4]-[.L8])/[.L4]" office:value-type="float" office:value="-0.0509068845421915" calcext:value-type="float">
            <text:p>-0.050906884542192</text:p>
          </table:table-cell>
          <table:table-cell table:style-name="ce112" table:formula="of:=([.M4]-[.M8])/[.M4]" office:value-type="float" office:value="0.0107343388329183" calcext:value-type="float">
            <text:p>0.010734338832918</text:p>
          </table:table-cell>
          <table:table-cell table:style-name="ce112" table:formula="of:=([.N4]-[.N8])/[.N4]" office:value-type="float" office:value="-0.0445661041663417" calcext:value-type="float">
            <text:p>-0.044566104166342</text:p>
          </table:table-cell>
          <table:table-cell table:style-name="ce112" table:formula="of:=([.O4]-[.O8])/[.O4]" office:value-type="float" office:value="-0.0198940316888747" calcext:value-type="float">
            <text:p>-0.019894031688875</text:p>
          </table:table-cell>
          <table:table-cell table:style-name="ce112" table:formula="of:=([.P4]-[.P8])/[.P4]" office:value-type="float" office:value="-0.0112278071056097" calcext:value-type="float">
            <text:p>-0.01122780710561</text:p>
          </table:table-cell>
          <table:table-cell table:style-name="ce112" table:formula="of:=([.Q4]-[.Q8])/[.Q4]" office:value-type="float" office:value="-0.0132142643143233" calcext:value-type="float">
            <text:p>-0.013214264314323</text:p>
          </table:table-cell>
          <table:table-cell table:style-name="ce112" table:formula="of:=([.R4]-[.R8])/[.R4]" office:value-type="float" office:value="-0.00674524495225086" calcext:value-type="float">
            <text:p>-0.006745244952251</text:p>
          </table:table-cell>
          <table:table-cell table:style-name="ce112" table:formula="of:=([.S4]-[.S8])/[.S4]" office:value-type="float" office:value="-0.010297759564847" calcext:value-type="float">
            <text:p>-0.010297759564847</text:p>
          </table:table-cell>
          <table:table-cell table:style-name="ce112" table:formula="of:=([.T4]-[.T8])/[.T4]" office:value-type="float" office:value="-0.00514926062545101" calcext:value-type="float">
            <text:p>-0.005149260625451</text:p>
          </table:table-cell>
          <table:table-cell table:style-name="ce112" table:formula="of:=([.U4]-[.U8])/[.U4]" office:value-type="float" office:value="-0.0348862207778701" calcext:value-type="float">
            <text:p>-0.03488622077787</text:p>
          </table:table-cell>
          <table:table-cell table:style-name="ce112" table:formula="of:=([.V4]-[.V8])/[.V4]" office:value-type="float" office:value="0.00882648787166869" calcext:value-type="float">
            <text:p>0.008826487871669</text:p>
          </table:table-cell>
          <table:table-cell table:style-name="ce112" table:formula="of:=([.W4]-[.W8])/[.W4]" office:value-type="float" office:value="-0.0145239045571415" calcext:value-type="float">
            <text:p>-0.014523904557142</text:p>
          </table:table-cell>
          <table:table-cell table:style-name="ce112" table:formula="of:=([.X4]-[.X8])/[.X4]" office:value-type="float" office:value="0.0256562786449281" calcext:value-type="float">
            <text:p>0.025656278644928</text:p>
          </table:table-cell>
          <table:table-cell table:style-name="ce112" table:formula="of:=([.Y4]-[.Y8])/[.Y4]" office:value-type="float" office:value="-0.0378692740673753" calcext:value-type="float">
            <text:p>-0.037869274067375</text:p>
          </table:table-cell>
          <table:table-cell table:style-name="ce112" table:formula="of:=([.Z4]-[.Z8])/[.Z4]" office:value-type="float" office:value="0.00419683623114883" calcext:value-type="float">
            <text:p>0.004196836231149</text:p>
          </table:table-cell>
          <table:table-cell table:style-name="ce112" table:formula="of:=([.AA4]-[.AA8])/[.AA4]" office:value-type="float" office:value="0.00388252161426052" calcext:value-type="float">
            <text:p>0.003882521614261</text:p>
          </table:table-cell>
          <table:table-cell table:style-name="ce54" table:number-columns-repeated="30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0" table:formula="of:=SUM([.D12:.X12])/22" office:value-type="float" office:value="0" calcext:value-type="float">
            <text:p>0</text:p>
          </table:covered-table-cell>
          <table:table-cell table:style-name="ce10"/>
          <table:table-cell table:style-name="ce18" office:value-type="string" calcext:value-type="string" table:number-columns-spanned="21" table:number-rows-spanned="1">
            <text:p>Relative difference of the fitness value in comparison with the optimal value if known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3, m = 10%</text:p>
          </table:table-cell>
          <table:table-cell table:style-name="ce10" table:formula="of:=SUM([.D13:.X13])/9" office:value-type="float" office:value="-0.0372347052737156" calcext:value-type="float">
            <text:p>-0.037234705273716</text:p>
          </table:table-cell>
          <table:table-cell table:style-name="ce13" table:formula="of:=[.B13]*(-1)" office:value-type="percentage" office:value="0.0372347052737156" calcext:value-type="percentage">
            <text:p>3.72%</text:p>
          </table:table-cell>
          <table:table-cell table:style-name="ce112"/>
          <table:table-cell table:style-name="ce112" table:formula="of:=([.E3]-[.E7])/[.E3]" office:value-type="float" office:value="-0.0509133065413413" calcext:value-type="float">
            <text:p>-0.050913306541341</text:p>
          </table:table-cell>
          <table:table-cell table:style-name="ce112" table:formula="of:=([.F3]-[.F7])/[.F3]" office:value-type="float" office:value="-0.0337374243586791" calcext:value-type="float">
            <text:p>-0.033737424358679</text:p>
          </table:table-cell>
          <table:table-cell/>
          <table:table-cell table:style-name="ce112" table:formula="of:=([.H3]-[.H7])/[.H3]" office:value-type="float" office:value="-0.051594684737033" calcext:value-type="float">
            <text:p>-0.051594684737033</text:p>
          </table:table-cell>
          <table:table-cell table:style-name="ce112" table:formula="of:=([.I3]-[.I7])/[.I3]" office:value-type="float" office:value="-0.0844617305291462" calcext:value-type="float">
            <text:p>-0.084461730529146</text:p>
          </table:table-cell>
          <table:table-cell/>
          <table:table-cell table:style-name="ce112" table:formula="of:=([.K3]-[.K7])/[.K3]" office:value-type="float" office:value="-0.0257222889976864" calcext:value-type="float">
            <text:p>-0.025722288997687</text:p>
          </table:table-cell>
          <table:table-cell table:style-name="ce112" table:number-columns-repeated="3"/>
          <table:table-cell table:style-name="ce112" table:formula="of:=([.O3]-[.O7])/[.O3]" office:value-type="float" office:value="-0.0230486566116222" calcext:value-type="float">
            <text:p>-0.023048656611622</text:p>
          </table:table-cell>
          <table:table-cell table:style-name="ce112" table:formula="of:=([.P3]-[.P7])/[.P3]" office:value-type="float" office:value="-0.0329942278655613" calcext:value-type="float">
            <text:p>-0.032994227865561</text:p>
          </table:table-cell>
          <table:table-cell table:style-name="ce112"/>
          <table:table-cell table:style-name="ce112" table:formula="of:=([.R3]-[.R7])/[.R3]" office:value-type="float" office:value="-0.0326400278223709" calcext:value-type="float">
            <text:p>-0.032640027822371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7])/[.Y3]" office:value-type="float" office:value="-0.0461404063741126" calcext:value-type="float">
            <text:p>-0.046140406374113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formula="of:=SUM([.D14:.X14])/9" office:value-type="float" office:value="-0.0344845215793244" calcext:value-type="float">
            <text:p>-0.034484521579325</text:p>
          </table:table-cell>
          <table:table-cell table:style-name="ce13" table:formula="of:=[.B14]*(-1)" office:value-type="percentage" office:value="0.0344845215793244" calcext:value-type="percentage">
            <text:p>3.45%</text:p>
          </table:table-cell>
          <table:table-cell table:style-name="ce112"/>
          <table:table-cell table:style-name="ce112" table:formula="of:=([.E3]-[.E8])/[.E3]" office:value-type="float" office:value="-0.0506902348248891" calcext:value-type="float">
            <text:p>-0.050690234824889</text:p>
          </table:table-cell>
          <table:table-cell table:style-name="ce112" table:formula="of:=([.F3]-[.F8])/[.F3]" office:value-type="float" office:value="-0.0314438876154464" calcext:value-type="float">
            <text:p>-0.031443887615447</text:p>
          </table:table-cell>
          <table:table-cell/>
          <table:table-cell table:style-name="ce112" table:formula="of:=([.H3]-[.H8])/[.H3]" office:value-type="float" office:value="-0.0602448471499261" calcext:value-type="float">
            <text:p>-0.060244847149926</text:p>
          </table:table-cell>
          <table:table-cell table:style-name="ce112" table:formula="of:=([.I3]-[.I8])/[.I3]" office:value-type="float" office:value="-0.0515221357917988" calcext:value-type="float">
            <text:p>-0.051522135791799</text:p>
          </table:table-cell>
          <table:table-cell/>
          <table:table-cell table:style-name="ce112" table:formula="of:=([.K3]-[.K8])/[.K3]" office:value-type="float" office:value="-0.034398063286154" calcext:value-type="float">
            <text:p>-0.034398063286154</text:p>
          </table:table-cell>
          <table:table-cell table:style-name="ce112" table:number-columns-repeated="3"/>
          <table:table-cell table:style-name="ce112" table:formula="of:=([.O3]-[.O8])/[.O3]" office:value-type="float" office:value="-0.0285242290840717" calcext:value-type="float">
            <text:p>-0.028524229084072</text:p>
          </table:table-cell>
          <table:table-cell table:style-name="ce112" table:formula="of:=([.P3]-[.P8])/[.P3]" office:value-type="float" office:value="-0.0297532989259587" calcext:value-type="float">
            <text:p>-0.029753298925959</text:p>
          </table:table-cell>
          <table:table-cell table:style-name="ce112"/>
          <table:table-cell table:style-name="ce112" table:formula="of:=([.R3]-[.R8])/[.R3]" office:value-type="float" office:value="-0.0237839975356751" calcext:value-type="float">
            <text:p>-0.023783997535675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8])/[.Y3]" office:value-type="float" office:value="-0.0647971586887717" calcext:value-type="float">
            <text:p>-0.064797158688772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 table:number-rows-repeated="2">
          <table:table-cell table:style-name="ce6" table:number-columns-repeated="57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3, m = 10%</text:p>
          </table:table-cell>
          <table:table-cell table:style-name="ce12" table:formula="of:=[.C13]" office:value-type="percentage" office:value="0.0372347052737156" calcext:value-type="percentage">
            <text:p>3.72%</text:p>
          </table:table-cell>
          <table:table-cell table:style-name="ce12" table:formula="of:=[.C10]" office:value-type="percentage" office:value="-0.0223858705118552" calcext:value-type="percentage">
            <text:p>-2.24%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14]" office:value-type="percentage" office:value="0.0344845215793244" calcext:value-type="percentage">
            <text:p>3.45%</text:p>
          </table:table-cell>
          <table:table-cell table:style-name="ce12" table:formula="of:=[.C11]" office:value-type="percentage" office:value="-0.01831931203184" calcext:value-type="percentage">
            <text:p>-1.83%</text:p>
          </table:table-cell>
          <table:table-cell table:style-name="ce6" table:number-columns-repeated="54"/>
          <table:table-cell table:number-columns-repeated="6"/>
        </table:table-row>
        <table:table-row table:style-name="ro5" table:number-rows-repeated="10">
          <table:table-cell table:style-name="ce6" table:number-columns-repeated="57"/>
          <table:table-cell table:number-columns-repeated="6"/>
        </table:table-row>
        <table:table-row table:style-name="ro5" table:number-rows-repeated="1048546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0"/>
        </table:table-row>
        <table:table-row table:style-name="ro5">
          <table:table-cell table:number-columns-repeated="4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3:17:31.08363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8T13:19:27.381254271</dc:date>
    <meta:editing-duration>P2DT12H28M9S</meta:editing-duration>
    <meta:editing-cycles>105</meta:editing-cycles>
    <meta:generator>LibreOffice/6.4.2.2$MacOSX_X86_64 LibreOffice_project/4e471d8c02c9c90f512f7f9ead8875b57fcb1ec3</meta:generator>
    <meta:document-statistic meta:table-count="2" meta:cell-count="20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B19" chart:data-source-has-labels="column" svg:x="2.077cm" svg:y="0.345cm" svg:width="18.635cm" svg:height="14.98cm">
          <chartooo:coordinate-region svg:x="3.768cm" svg:y="0.647cm" svg:width="16.944cm" svg:height="10.915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3cm" chart:style-name="ch6">
              <text:p>E(opt)</text:p>
            </chart:title>
            <chart:grid chart:style-name="ch7" chart:class="major"/>
          </chart:axis>
          <chart:series chart:style-name="ch8" chart:values-cell-range-address="RESULTS.B18:RESULTS.B19" chart:class="chart:bar"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= 3, m = 10%</text:p>
                <draw:g>
                  <svg:desc>RESULTS.A18:RESULTS.A19</svg:desc>
                </draw:g>
              </table:table-cell>
              <table:table-cell office:value-type="float" office:value="0.0372347052737156">
                <text:p>0.0372347052737156</text:p>
                <draw:g>
                  <svg:desc>RESULTS.B18:RESULTS.B19</svg:desc>
                </draw:g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344845215793244">
                <text:p>0.0344845215793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A19 RESULTS.C18:RESULTS.C19" chart:data-source-has-labels="column" svg:x="2.077cm" svg:y="0.345cm" svg:width="18.635cm" svg:height="14.98cm">
          <chartooo:coordinate-region svg:x="3.948cm" svg:y="0.646cm" svg:width="16.764cm" svg:height="10.76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1cm" chart:style-name="ch6">
              <text:p>I(h)</text:p>
            </chart:title>
            <chart:grid chart:style-name="ch7" chart:class="major"/>
          </chart:axis>
          <chart:series chart:style-name="ch8" chart:values-cell-range-address="RESULTS.C18:RESULTS.C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= 3, m = 10%</text:p>
                <draw:g>
                  <svg:desc>RESULTS.A18:RESULTS.A19</svg:desc>
                </draw:g>
              </table:table-cell>
              <table:table-cell office:value-type="float" office:value="-0.0223858705118552">
                <text:p>-0.0223858705118552</text:p>
                <draw:g>
                  <svg:desc>RESULTS.C18:RESULTS.C19</svg:desc>
                </draw:g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-0.01831931203184">
                <text:p>-0.01831931203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